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a91" officeooo:paragraph-rsid="00179a91"/>
    </style:style>
    <style:style style:name="P2" style:family="paragraph" style:parent-style-name="Standard">
      <style:text-properties officeooo:rsid="0017a598" officeooo:paragraph-rsid="0017a598"/>
    </style:style>
    <style:style style:name="P3" style:family="paragraph" style:parent-style-name="Standard">
      <style:text-properties officeooo:rsid="0017bbd8" officeooo:paragraph-rsid="0017bbd8"/>
    </style:style>
    <style:style style:name="P4" style:family="paragraph" style:parent-style-name="Standard">
      <style:text-properties officeooo:rsid="0018ada9" officeooo:paragraph-rsid="0018ada9"/>
    </style:style>
    <style:style style:name="P5" style:family="paragraph" style:parent-style-name="Standard">
      <style:text-properties officeooo:rsid="00196626" officeooo:paragraph-rsid="00196626"/>
    </style:style>
    <style:style style:name="P6" style:family="paragraph" style:parent-style-name="Standard">
      <style:text-properties fo:text-shadow="1pt 1pt" officeooo:rsid="00196626" officeooo:paragraph-rsid="00196626"/>
    </style:style>
    <style:style style:name="P7" style:family="paragraph" style:parent-style-name="Standard">
      <style:text-properties fo:text-shadow="1pt 1pt" officeooo:rsid="001b08ff" officeooo:paragraph-rsid="001b08ff"/>
    </style:style>
    <style:style style:name="P8" style:family="paragraph" style:parent-style-name="Standard">
      <style:text-properties fo:text-shadow="1pt 1pt" officeooo:rsid="001c57aa" officeooo:paragraph-rsid="001c57aa"/>
    </style:style>
    <style:style style:name="P9" style:family="paragraph" style:parent-style-name="Standard">
      <style:text-properties fo:text-shadow="1pt 1pt" officeooo:rsid="001d56a3" officeooo:paragraph-rsid="001d56a3"/>
    </style:style>
    <style:style style:name="P10" style:family="paragraph" style:parent-style-name="Standard">
      <style:text-properties fo:text-shadow="none" officeooo:rsid="001d56a3" officeooo:paragraph-rsid="001d56a3"/>
    </style:style>
    <style:style style:name="P11" style:family="paragraph" style:parent-style-name="Standard">
      <style:text-properties fo:text-shadow="none" officeooo:rsid="001d56a3" officeooo:paragraph-rsid="001e40a5"/>
    </style:style>
    <style:style style:name="P12" style:family="paragraph" style:parent-style-name="Standard">
      <style:text-properties fo:text-shadow="none" officeooo:rsid="001e40a5" officeooo:paragraph-rsid="001e40a5"/>
    </style:style>
    <style:style style:name="P13" style:family="paragraph" style:parent-style-name="Standard">
      <style:text-properties fo:text-shadow="none" officeooo:rsid="001e46a7" officeooo:paragraph-rsid="001e46a7"/>
    </style:style>
    <style:style style:name="P14" style:family="paragraph" style:parent-style-name="Standard">
      <style:text-properties fo:text-shadow="none" officeooo:rsid="00204289" officeooo:paragraph-rsid="00204289"/>
    </style:style>
    <style:style style:name="P15" style:family="paragraph" style:parent-style-name="Standard">
      <style:text-properties fo:text-shadow="none" officeooo:rsid="0020c29d" officeooo:paragraph-rsid="0020c29d"/>
    </style:style>
    <style:style style:name="T1" style:family="text">
      <style:text-properties officeooo:rsid="001e40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º - <text:s/>Avaliacão</text:p>
      <text:p text:style-name="P1">2-Baralhar</text:p>
      <text:p text:style-name="P1">2-Mostrar</text:p>
      <text:p text:style-name="P1">1-Jogar 1</text:p>
      <text:p text:style-name="P1">1-Jogar com 2 ou 3</text:p>
      <text:p text:style-name="P1"/>
      <text:p text:style-name="P2">Para jogar – Clicar na carta e acontecer QQ coisa.</text:p>
      <text:p text:style-name="P2">Podemos mostrar as cartas para debuggin…</text:p>
      <text:p text:style-name="P3">Varrer as 3 mãos e descobrir o que jogar: Se não tem que jogar passa a ronda (aparece espaco vazio no seu espaco de jogada)</text:p>
      <text:p text:style-name="P3">Se joga aparece no campo de jogo</text:p>
      <text:p text:style-name="P3">Passar a varrer <text:s/>o proximo jogador para</text:p>
      <text:p text:style-name="P3">para o varrer as jogadas possiveis:</text:p>
      <text:p text:style-name="P3">2 ciclos:</text:p>
      <text:p text:style-name="P3">Se existe carta joga a primeira mais baixa que aparecer</text:p>
      <text:p text:style-name="P3">Interior e Exterior</text:p>
      <text:p text:style-name="P3">Exterior : V=8</text:p>
      <text:p text:style-name="P4">Interior: N=0</text:p>
      <text:p text:style-name="P4">Tira da mao mete no jgoo e faz o mesmo no resto dos jogadores e volta a mostrar o jogo.</text:p>
      <text:p text:style-name="P4"/>
      <text:p text:style-name="P5">O que é preciso de funcionalidades do jogador:</text:p>
      <text:p text:style-name="P5">Selecionar 2 ou 3 cartas: Selecionar uma carta de cada vez <text:s/>e criar um botão para fazer a jogada e passar/ ou jogar sem cartas selecionadas</text:p>
      <text:p text:style-name="P5">Criar um limpar para retirar selecão</text:p>
      <text:p text:style-name="P5"/>
      <text:p text:style-name="P5"/>
      <text:p text:style-name="P6">Estado do nosso programa:</text:p>
      <text:p text:style-name="P6">Passar as 4 mãos</text:p>
      <text:p text:style-name="P6">Quantidade de cartas em cada mão</text:p>
      <text:p text:style-name="P7">Que carta foi clicada</text:p>
      <text:p text:style-name="P7">Cartas Selecionadas (2 ou 3)</text:p>
      <text:p text:style-name="P8">Botão Clicar – Jogador jogou ou passou.</text:p>
      <text:p text:style-name="P8"/>
      <text:p text:style-name="P9">Se ele carregou passar → fazer isto → se passou fazer isto → passar para codigo</text:p>
      <text:p text:style-name="P9">2ª dificuldade → Representar o estado em que tenho estas coisas.</text:p>
      <text:p text:style-name="P9">Criar uma estrutura de dados para passar so uma variavel;</text:p>
      <text:p text:style-name="P9"/>
      <text:p text:style-name="P9">-Declarar estrutura em C:</text:p>
      <text:p text:style-name="P9"/>
      <text:p text:style-name="P9"/>
      <text:p text:style-name="P9">typedef long long int MAO;</text:p>
      <text:p text:style-name="P9">struct nomedaestruta(estadononossocaso) {</text:p>
      <text:p text:style-name="P9">MAO mao[4];</text:p>
      <text:p text:style-name="P10">int cartas [4];</text:p>
      <text:p text:style-name="P10">int naipe,carta; (inteiro para o naipe e para a carta)</text:p>
      <text:p text:style-name="P10">MAO selecao; (se existe selecao y sobre se não y mantem-se)</text:p>
      <text:p text:style-name="P11">int jogar, passar, carta; (variaveis 0 ou 1 botão de jogar, passar, e se tiver alguma carta selecionada)</text:p>
      <text:p text:style-name="P11"/>
      <text:p text:style-name="P13">}</text:p>
      <text:p text:style-name="P11"/>
      <text:p text:style-name="P11"/>
      <text:p text:style-name="P11"/>
      <text:p text:style-name="P11"><text:soft-page-break/><text:span text:style-name="T1">typedef struct estado ESTADO;</text:span></text:p>
      <text:p text:style-name="P11"><text:span text:style-name="T1">int main () {</text:span></text:p>
      <text:p text:style-name="P11"><text:span text:style-name="T1">Estado e;</text:span></text:p>
      <text:p text:style-name="P11"><text:span text:style-name="T1">int I;</text:span></text:p>
      <text:p text:style-name="P11"><text:span text:style-name="T1">for (i=0; i&lt;4; i++){</text:span></text:p>
      <text:p text:style-name="P11"><text:span text:style-name="T1">e.mao[i]=0;</text:span></text:p>
      <text:p text:style-name="P11"><text:span text:style-name="T1">e.cartas[i]=0;</text:span> </text:p>
      <text:p text:style-name="P12">}</text:p>
      <text:p text:style-name="P12">}</text:p>
      <text:p text:style-name="P12"/>
      <text:p text:style-name="P12"/>
      <text:p text:style-name="P14">Receber informacão do Browser:</text:p>
      <text:p text:style-name="P14">a seguir a informacao do browser uma string, até agora era um inteiro</text:p>
      <text:p text:style-name="P14"/>
      <text:p text:style-name="P14">Vamos passar 14 intieros para o browser a seguir ao ponto de interrogacão (decidimos como comunicar com o browser)</text:p>
      <text:p text:style-name="P14">-Criar 2 funcoes</text:p>
      <text:p text:style-name="P14">-A 1ª devolve o estado <text:s/>e recebe como parametro uma string</text:p>
      <text:p text:style-name="P14"/>
      <text:p text:style-name="P14">Estado str2estado(char *str);</text:p>
      <text:p text:style-name="P14"/>
      <text:p text:style-name="P14">localhost/cgi-bin/cartas?[str]</text:p>
      <text:p text:style-name="P14"/>
      <text:p text:style-name="P14"/>
      <text:p text:style-name="P15">2ª funcao que devolve uma string</text:p>
      <text:p text:style-name="P15"/>
      <text:p text:style-name="P15">char* estado2str (Estado 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1:15:25.672001443</meta:creation-date>
    <dc:date>2016-03-08T11:49:37.164557753</dc:date>
    <meta:editing-duration>PT34M7S</meta:editing-duration>
    <meta:editing-cycles>12</meta:editing-cycles>
    <meta:generator>LibreOffice/4.4.6.3$Linux_X86_64 LibreOffice_project/40m0$Build-3</meta:generator>
    <meta:document-statistic meta:table-count="0" meta:image-count="0" meta:object-count="0" meta:page-count="2" meta:paragraph-count="56" meta:word-count="359" meta:character-count="2006" meta:non-whitespace-character-count="1696"/>
  </office:meta>
</office:document-meta>
</file>